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3.684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2.1028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2.1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HL7 v2</text:p>
          </table:table-cell>
          <table:covered-table-cell table:number-columns-repeated="5"/>
          <table:table-cell table:style-name="ce10" office:value-type="string" calcext:value-type="string" table:number-columns-spanned="3" table:number-rows-spanned="1">
            <text:p>Condition (IF True)</text:p>
          </table:table-cell>
          <table:covered-table-cell table:number-columns-repeated="2"/>
          <table:table-cell table:style-name="ce13" office:value-type="string" calcext:value-type="string" table:number-columns-spanned="3" table:number-rows-spanned="1">
            <text:p>HL7 FHIR</text:p>
          </table:table-cell>
          <table:covered-table-cell table:number-columns-repeated="2"/>
          <table:table-cell table:style-name="ce5"/>
          <table:table-cell table:style-name="ce18" office:value-type="string" calcext:value-type="string">
            <text:p>Comments</text:p>
          </table:table-cell>
          <table:table-cell table:style-name="ce5" table:number-columns-repeated="13"/>
          <table:table-cell table:number-columns-repeated="997"/>
        </table:table-row>
        <table:table-row table:style-name="ro2">
          <table:table-cell table:style-name="ce2" office:value-type="string" calcext:value-type="string">
            <text:p>Sort Order</text:p>
          </table:table-cell>
          <table:table-cell table:style-name="ce6" office:value-type="string" calcext:value-type="string">
            <text:p>Identifier</text:p>
          </table:table-cell>
          <table:table-cell table:style-name="ce6" office:value-type="string" calcext:value-type="string">
            <text:p>Syntax</text:p>
          </table:table-cell>
          <table:table-cell table:style-name="ce6" office:value-type="string" calcext:value-type="string">
            <text:p>Name</text:p>
          </table:table-cell>
          <table:table-cell table:style-name="ce8" office:value-type="string" calcext:value-type="string">
            <text:p>Cardinality - Min</text:p>
          </table:table-cell>
          <table:table-cell table:style-name="ce8" office:value-type="string" calcext:value-type="string">
            <text:p>Cardinality - Max</text:p>
          </table:table-cell>
          <table:table-cell table:style-name="ce11" office:value-type="string" calcext:value-type="string">
            <text:p>Computable ANTLR</text:p>
          </table:table-cell>
          <table:table-cell table:style-name="ce11" office:value-type="string" calcext:value-type="string">
            <text:p>Computable FHIRPath</text:p>
          </table:table-cell>
          <table:table-cell table:style-name="ce11" office:value-type="string" calcext:value-type="string">
            <text:p>Narrative</text:p>
          </table:table-cell>
          <table:table-cell table:style-name="ce14" office:value-type="string" calcext:value-type="string">
            <text:p>Primary Target</text:p>
          </table:table-cell>
          <table:table-cell table:style-name="ce14" office:value-type="string" calcext:value-type="string">
            <text:p>Segment Map</text:p>
          </table:table-cell>
          <table:table-cell table:style-name="ce14" office:value-type="string" calcext:value-type="string">
            <text:p>References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T_A04.MSH</text:p>
          </table:table-cell>
          <table:table-cell table:style-name="ce7" office:value-type="string" calcext:value-type="string">
            <text:p>MSH</text:p>
          </table:table-cell>
          <table:table-cell table:style-name="ce7" office:value-type="string" calcext:value-type="string">
            <text:p>Message Head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Bundle</text:p>
          </table:table-cell>
          <table:table-cell table:style-name="ce15" office:value-type="string" calcext:value-type="string">
            <text:p><text:a xlink:href="https://docs.google.com/spreadsheets/d/1oOy6JW4Mv5VL8DsoA05bYZCUa1JqP4GCYNPF5GJTLxQ/edit#gid=0" xlink:type="simple">MSH[Bundle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T_A04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MessageHeader[1]</text:p>
          </table:table-cell>
          <table:table-cell table:style-name="ce16" office:value-type="string" calcext:value-type="string">
            <text:p><text:a xlink:href="https://docs.google.com/spreadsheets/d/13pgda5xl-PwCgB9j0axyymwwv7RJVcrIzY8Ah1y1Y1M/edit#gid=0" xlink:type="simple">MSH[MessageHeader]</text:a></text:p>
          </table:table-cell>
          <table:table-cell table:style-name="ce5" table:number-columns-repeated="16"/>
          <table:table-cell table:number-columns-repeated="99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T_A04.MSH</text:p>
          </table:table-cell>
          <table:table-cell table:style-name="ce5" office:value-type="string" calcext:value-type="string">
            <text:p>MSH</text:p>
          </table:table-cell>
          <table:table-cell table:style-name="ce5" office:value-type="string" calcext:value-type="string">
            <text:p>Message Head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rovenance[1]</text:p>
          </table:table-cell>
          <table:table-cell table:style-name="ce16" table:formula="of:=HYPERLINK(&quot;https://docs.google.com/spreadsheets/d/1F5aYk6tFCYTQd_qEaEc5G85ZcCm98R5B-sq2JGqUagk/edit#gid=0&quot;;&quot;MSH[Provenance]&quot;)" office:value-type="string" office:string-value="MSH[Provenance]" calcext:value-type="string">
            <text:p>MSH[Provenance]</text:p>
          </table:table-cell>
          <table:table-cell table:style-name="ce12" office:value-type="string" calcext:value-type="string">
            <text:p>Provenance.target=Bundle; Provenance.target=MessageHeader[MSH]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ADT_A04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ADT_A04.SFT</text:p>
          </table:table-cell>
          <table:table-cell table:style-name="ce5" office:value-type="string" calcext:value-type="string">
            <text:p>[{ SFT }]</text:p>
          </table:table-cell>
          <table:table-cell table:style-name="ce5" office:value-type="string" calcext:value-type="string">
            <text:p>Software Segmen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MessageHeader[1]</text:p>
          </table:table-cell>
          <table:table-cell table:style-name="ce17" table:formula="of:=HYPERLINK(&quot;https://docs.google.com/spreadsheets/d/1XsVWY6amPZPo_zDxRywAxAJqX1_BzD8-7gt729NKdH4/edit#gid=0&quot;;&quot;SFT[MessageHeader]&quot;)" office:value-type="string" office:string-value="SFT[MessageHeader]" calcext:value-type="string">
            <text:p>SFT[MessageHeader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ADT_A04.UAC</text:p>
          </table:table-cell>
          <table:table-cell table:style-name="ce5" office:value-type="string" calcext:value-type="string">
            <text:p>[ UAC ]</text:p>
          </table:table-cell>
          <table:table-cell table:style-name="ce5" office:value-type="string" calcext:value-type="string">
            <text:p>User Authentication Credenti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/>
          <table:table-cell table:style-name="ce17"/>
          <table:table-cell table:style-name="ce5" table:number-columns-repeated="16"/>
          <table:table-cell table:number-columns-repeated="99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ADT_A04.EVN</text:p>
          </table:table-cell>
          <table:table-cell table:style-name="ce5" office:value-type="string" calcext:value-type="string">
            <text:p>EVN</text:p>
          </table:table-cell>
          <table:table-cell table:style-name="ce5" office:value-type="string" calcext:value-type="string">
            <text:p>Event Typ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rovenance[3]</text:p>
          </table:table-cell>
          <table:table-cell table:style-name="ce15" office:value-type="string" calcext:value-type="string">
            <text:p><text:a xlink:href="https://docs.google.com/spreadsheets/d/1DQSPNj6BnLgUiYgJvNmk1XcfZz_vYg1IZk03wbHJ0bQ/edit#gid=0" xlink:type="simple">EVN[Provenance]</text:a></text:p>
          </table:table-cell>
          <table:table-cell table:style-name="ce12" office:value-type="string" calcext:value-type="string">
            <text:p>Provenance.target=Bundle; Provenance.target=MessageHeader[MSH]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ADT_A04.PID</text:p>
          </table:table-cell>
          <table:table-cell table:style-name="ce5" office:value-type="string" calcext:value-type="string">
            <text:p>PID</text:p>
          </table:table-cell>
          <table:table-cell table:style-name="ce5" office:value-type="string" calcext:value-type="string">
            <text:p>Patient Identificati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atient[1]</text:p>
          </table:table-cell>
          <table:table-cell table:style-name="ce16" table:formula="of:=HYPERLINK(&quot;https://docs.google.com/spreadsheets/d/1_MOAJOykRWct_9cBG-EcPcWSpSObQFLboPB579DIoAI/edit#gid=0&quot;;&quot;PID[Patient]&quot;)" office:value-type="string" office:string-value="PID[Patient]" calcext:value-type="string">
            <text:p>PID[Patient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ADT_A04.PD1</text:p>
          </table:table-cell>
          <table:table-cell table:style-name="ce5" office:value-type="string" calcext:value-type="string">
            <text:p>[ PD1 ]</text:p>
          </table:table-cell>
          <table:table-cell table:style-name="ce5" office:value-type="string" calcext:value-type="string">
            <text:p>Additional Demographic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atient[1]</text:p>
          </table:table-cell>
          <table:table-cell table:style-name="ce16" table:formula="of:=HYPERLINK(&quot;https://docs.google.com/spreadsheets/d/1SieDEcKFbQbB2N7c3elw4JTTDFAAwZDklwnGT5Y8tGE/edit#gid=0&quot;;&quot;PD1[Patient]&quot;)" office:value-type="string" office:string-value="PD1[Patient]" calcext:value-type="string">
            <text:p>PD1[Patient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ADT_A04.OH1</text:p>
          </table:table-cell>
          <table:table-cell table:style-name="ce5" office:value-type="string" calcext:value-type="string">
            <text:p>[{ OH1 }]</text:p>
          </table:table-cell>
          <table:table-cell table:style-name="ce5" office:value-type="string" calcext:value-type="string">
            <text:p>Employment Statu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ADT_A04.OH2</text:p>
          </table:table-cell>
          <table:table-cell table:style-name="ce5" office:value-type="string" calcext:value-type="string">
            <text:p>[{ OH2 }]</text:p>
          </table:table-cell>
          <table:table-cell table:style-name="ce5" office:value-type="string" calcext:value-type="string">
            <text:p>Past or Present Jo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ADT_A04.OH3</text:p>
          </table:table-cell>
          <table:table-cell table:style-name="ce5" office:value-type="string" calcext:value-type="string">
            <text:p>[ <text:s/>OH3 <text:s/>]</text:p>
          </table:table-cell>
          <table:table-cell table:style-name="ce5" office:value-type="string" calcext:value-type="string">
            <text:p>Usual Wor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ADT_A04.OH4</text:p>
          </table:table-cell>
          <table:table-cell table:style-name="ce5" office:value-type="string" calcext:value-type="string">
            <text:p>[{ OH4 }]</text:p>
          </table:table-cell>
          <table:table-cell table:style-name="ce5" office:value-type="string" calcext:value-type="string">
            <text:p>Combat Zone Wor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ADT_A04:follow:PID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ARV-1 IN ("PID", "PD1") AND ARV-3 NOT VALUED</text:p>
          </table:table-cell>
          <table:table-cell table:style-name="ce5" table:number-columns-repeated="2"/>
          <table:table-cell table:style-name="ce7" office:value-type="string" calcext:value-type="string">
            <text:p>Patient[1]</text:p>
          </table:table-cell>
          <table:table-cell table:style-name="ce17" table:formula="of:=HYPERLINK(&quot;https://docs.google.com/spreadsheets/d/1PyJ7fvdlOOXRiVmvIGti6xg6C7Zrz7ESiI5oukjoLH0/edit#gid=0&quot;;&quot;ARV[Patient]&quot;)" office:value-type="string" office:string-value="ARV[Patient]" calcext:value-type="string">
            <text:p>ARV[Patient]</text:p>
          </table:table-cell>
          <table:table-cell table:style-name="ce7" office:value-type="string" calcext:value-type="string">
            <text:p>Resource=Patient[1]</text:p>
          </table:table-cell>
          <table:table-cell table:style-name="ce5" table:number-columns-repeated="15"/>
          <table:table-cell table:number-columns-repeated="997"/>
        </table:table-row>
        <table:table-row table:style-name="ro5"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ADT_A04:follow:PID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ROL-3.1 EQUALS "PP" AND ROL-3.3 EQUALS "HL70443"</text:p>
          </table:table-cell>
          <table:table-cell table:style-name="ce12" office:value-type="string" calcext:value-type="string">
            <text:p>(element("3.1")="PP")and(element("3.3")="HL70443")</text:p>
          </table:table-cell>
          <table:table-cell table:style-name="ce5"/>
          <table:table-cell table:style-name="ce7" office:value-type="string" calcext:value-type="string">
            <text:p>Patient[1]</text:p>
          </table:table-cell>
          <table:table-cell table:style-name="ce17" table:formula="of:=HYPERLINK(&quot;https://docs.google.com/spreadsheets/d/1k_CXL1pI4XSfDj93bYImERZ_fm5Cwm9tzQj_IKHBAeI/edit#gid=0&quot;;&quot;ROL[Patient-PractitionerRole]&quot;)" office:value-type="string" office:string-value="ROL[Patient-PractitionerRole]" calcext:value-type="string">
            <text:p>ROL[Patient-PractitionerRole]</text:p>
          </table:table-cell>
          <table:table-cell table:style-name="ce5" table:number-columns-repeated="16"/>
          <table:table-cell table:number-columns-repeated="997"/>
        </table:table-row>
        <table:table-row table:style-name="ro6"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ADT_A04:follow:PID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ROL-3.1 NOT EQUALS <text:s/>"PP" OR ROL-3.3 NOT EQUALS "HL70443"</text:p>
          </table:table-cell>
          <table:table-cell table:style-name="ce12" office:value-type="string" calcext:value-type="string">
            <text:p>(element("3.1")!="PP")or(element("3.3")!="HL70443")</text:p>
          </table:table-cell>
          <table:table-cell table:style-name="ce12" office:value-type="string" calcext:value-type="string">
            <text:p>While most likely all other HL70443 values go to RelatedPerson, the implementation needs to determine whether that is fully accurate.</text:p>
          </table:table-cell>
          <table:table-cell table:style-name="ce7" office:value-type="string" calcext:value-type="string">
            <text:p>RelatedPerson[1]</text:p>
          </table:table-cell>
          <table:table-cell table:style-name="ce16" table:formula="of:=HYPERLINK(&quot;https://docs.google.com/spreadsheets/d/11aEEi0skCde4ANez6cvm75IFqi2cTaVtUc2MJvnDlpY/edit#gid=0&quot;;&quot;ROL[RelatedPerson]&quot;)" office:value-type="string" office:string-value="ROL[RelatedPerson]" calcext:value-type="string">
            <text:p>ROL[RelatedPerson]</text:p>
          </table:table-cell>
          <table:table-cell table:style-name="ce7" office:value-type="string" calcext:value-type="string">
            <text:p>RelatedPerson[1].patien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ADT_A04:follow:PID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ADT_A04.NEXT_OF_KIN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NEXT_OF_KIN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7">
          <table:table-cell table:style-name="ce4" office:value-type="float" office:value="15.1" calcext:value-type="float">
            <text:p>15.1</text:p>
          </table:table-cell>
          <table:table-cell table:style-name="ce5" office:value-type="string" calcext:value-type="string">
            <text:p>ADT_A04.NEXT_OF_KIN.NK1</text:p>
          </table:table-cell>
          <table:table-cell table:style-name="ce5" office:value-type="string" calcext:value-type="string">
            <text:p>NK1</text:p>
          </table:table-cell>
          <table:table-cell table:style-name="ce5" office:value-type="string" calcext:value-type="string">
            <text:p>Next of Kin / Associated Part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2" office:value-type="string" calcext:value-type="string">
            <text:p>The FHIR location will depend on the nature of the data being exchanged and how the systems use next of kin data</text:p>
          </table:table-cell>
          <table:table-cell table:style-name="ce7" office:value-type="string" calcext:value-type="string">
            <text:p>RelatedPerson[2]</text:p>
          </table:table-cell>
          <table:table-cell table:style-name="ce16" office:value-type="string" calcext:value-type="string">
            <text:p><text:a xlink:href="https://docs.google.com/spreadsheets/d/1ATQBezpmTFj-ClJ2qMfAiz8sG6d_EGj3mInQl7RSlts/edit#gid=0" xlink:type="simple">NK1[RelatedPerson]</text:a></text:p>
          </table:table-cell>
          <table:table-cell table:style-name="ce7" office:value-type="string" calcext:value-type="string">
            <text:p>RelatedPerson[2].patien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7">
          <table:table-cell table:style-name="ce4" office:value-type="float" office:value="15.1" calcext:value-type="float">
            <text:p>15.1</text:p>
          </table:table-cell>
          <table:table-cell table:style-name="ce5" office:value-type="string" calcext:value-type="string">
            <text:p>ADT_A04.NEXT_OF_KIN.NK1</text:p>
          </table:table-cell>
          <table:table-cell table:style-name="ce5" office:value-type="string" calcext:value-type="string">
            <text:p>NK1</text:p>
          </table:table-cell>
          <table:table-cell table:style-name="ce5" office:value-type="string" calcext:value-type="string">
            <text:p>Next of Kin / Associated Parti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2" office:value-type="string" calcext:value-type="string">
            <text:p>The FHIR location will depend on the nature of the data being exchanged and how the systems use next of kin data</text:p>
          </table:table-cell>
          <table:table-cell table:style-name="ce7" office:value-type="string" calcext:value-type="string">
            <text:p>Patient[1]</text:p>
          </table:table-cell>
          <table:table-cell table:style-name="ce16" office:value-type="string" calcext:value-type="string">
            <text:p><text:a xlink:href="https://docs.google.com/spreadsheets/d/1h9Z67WhrMJ5Va4CEY1UV_Fowy_mPHGJK-OvN6fW0GIk/edit#gid=0" xlink:type="simple">NK1[Patient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5.2" calcext:value-type="float">
            <text:p>15.2</text:p>
          </table:table-cell>
          <table:table-cell table:style-name="ce5" office:value-type="string" calcext:value-type="string">
            <text:p>ADT_A04.NEXT_OF_KIN.OH2</text:p>
          </table:table-cell>
          <table:table-cell table:style-name="ce5" office:value-type="string" calcext:value-type="string">
            <text:p>[{ OH2 }]</text:p>
          </table:table-cell>
          <table:table-cell table:style-name="ce5" office:value-type="string" calcext:value-type="string">
            <text:p>Past or Present Jo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2"/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5.3" calcext:value-type="float">
            <text:p>15.3</text:p>
          </table:table-cell>
          <table:table-cell table:style-name="ce5" office:value-type="string" calcext:value-type="string">
            <text:p>ADT_A04.NEXT_OF_KIN.OH3</text:p>
          </table:table-cell>
          <table:table-cell table:style-name="ce5" office:value-type="string" calcext:value-type="string">
            <text:p>[ <text:s/>OH3 <text:s/>]</text:p>
          </table:table-cell>
          <table:table-cell table:style-name="ce5" office:value-type="string" calcext:value-type="string">
            <text:p>Usual Wor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5.4" calcext:value-type="float">
            <text:p>15.4</text:p>
          </table:table-cell>
          <table:table-cell table:style-name="ce5" office:value-type="string" calcext:value-type="string">
            <text:p>/ADT_A04.NEXT_OF_KIN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NEXT_OF_KIN end</text:p>
          </table:table-cell>
          <table:table-cell table:style-name="ce5" table:number-columns-repeated="5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ADT_A04.PV1</text:p>
          </table:table-cell>
          <table:table-cell table:style-name="ce5" office:value-type="string" calcext:value-type="string">
            <text:p>PV1</text:p>
          </table:table-cell>
          <table:table-cell table:style-name="ce5" office:value-type="string" calcext:value-type="string">
            <text:p>Patient Visi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Sqt8f_LpBVMIdJxcAlB4emDOBqXV8rhy60V2_yaDp7c/edit#gid=0&quot;;&quot;PV1[Encounter]&quot;)" office:value-type="string" office:string-value="PV1[Encounter]" calcext:value-type="string">
            <text:p>PV1[Encounter]</text:p>
          </table:table-cell>
          <table:table-cell table:style-name="ce7" office:value-type="string" calcext:value-type="string">
            <text:p>Encounter[1]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ADT_A04.PV1</text:p>
          </table:table-cell>
          <table:table-cell table:style-name="ce5" office:value-type="string" calcext:value-type="string">
            <text:p>PV1</text:p>
          </table:table-cell>
          <table:table-cell table:style-name="ce5" office:value-type="string" calcext:value-type="string">
            <text:p>Patient Visi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atient[1]</text:p>
          </table:table-cell>
          <table:table-cell table:style-name="ce15" office:value-type="string" calcext:value-type="string">
            <text:p><text:a xlink:href="https://docs.google.com/spreadsheets/d/1SeTn6m72yUh4hho7jqN-YmuHbnO6LlGlZur7BVrpfrI/edit#gid=0" xlink:type="simple">PV1[Patient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ADT_A04.PV2</text:p>
          </table:table-cell>
          <table:table-cell table:style-name="ce5" office:value-type="string" calcext:value-type="string">
            <text:p>[ PV2 ]</text:p>
          </table:table-cell>
          <table:table-cell table:style-name="ce5" office:value-type="string" calcext:value-type="string">
            <text:p>Patient Visit - Additional Info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ILbJ8GmvNdEW4XmvrmEHtZxsRM1bk5hHl5WD2oDSa4Q/edit#gid=0&quot;;&quot;PV2[Encounter]&quot;)" office:value-type="string" office:string-value="PV2[Encounter]" calcext:value-type="string">
            <text:p>PV2[Encounter]</text:p>
          </table:table-cell>
          <table:table-cell table:style-name="ce5" table:number-columns-repeated="16"/>
          <table:table-cell table:number-columns-repeated="997"/>
        </table:table-row>
        <table:table-row table:style-name="ro5"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ADT_A04:follow:PV1.ARV</text:p>
          </table:table-cell>
          <table:table-cell table:style-name="ce5" office:value-type="string" calcext:value-type="string">
            <text:p>[{ ARV }]</text:p>
          </table:table-cell>
          <table:table-cell table:style-name="ce5" office:value-type="string" calcext:value-type="string">
            <text:p>Access Restriction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text:p>IF ARV-1 IN ("PV1", "PV2") AND ARV-3 NOT VALUED</text:p>
          </table:table-cell>
          <table:table-cell table:style-name="ce5" table:number-columns-repeated="2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PyJ7fvdlOOXRiVmvIGti6xg6C7Zrz7ESiI5oukjoLH0/edit#gid=0&quot;;&quot;ARV[Encounter]&quot;)" office:value-type="string" office:string-value="ARV[Encounter]" calcext:value-type="string">
            <text:p>ARV[Encounter]</text:p>
          </table:table-cell>
          <table:table-cell table:style-name="ce7" office:value-type="string" calcext:value-type="string">
            <text:p>Resource=Encounter[1]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ADT_A04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7J53J2VmqnNff7s3Yi2RQceWvdy6vagJTTsQo7kxuG0/edit#gid=0&quot;;&quot;ROL[Encounter-PractitionerRole]&quot;)" office:value-type="string" office:string-value="ROL[Encounter-PractitionerRole]" calcext:value-type="string">
            <text:p>ROL[Encounter-PractitionerRole]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5" office:value-type="string" calcext:value-type="string">
            <text:p>ADT_A04.DB1</text:p>
          </table:table-cell>
          <table:table-cell table:style-name="ce5" office:value-type="string" calcext:value-type="string">
            <text:p>[{ DB1 }]</text:p>
          </table:table-cell>
          <table:table-cell table:style-name="ce5" office:value-type="string" calcext:value-type="string">
            <text:p>Disability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ADT_A04.OBSERVATION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OBSERVATION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1" calcext:value-type="float">
            <text:p>22.1</text:p>
          </table:table-cell>
          <table:table-cell table:style-name="ce5" office:value-type="string" calcext:value-type="string">
            <text:p>ADT_A04.OBSERVATIONADT_A04.OBX</text:p>
          </table:table-cell>
          <table:table-cell table:style-name="ce5" office:value-type="string" calcext:value-type="string">
            <text:p>OBX</text:p>
          </table:table-cell>
          <table:table-cell table:style-name="ce5" office:value-type="string" calcext:value-type="string">
            <text:p>Observation/Resul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Observation</text:p>
          </table:table-cell>
          <table:table-cell table:style-name="ce17" table:formula="of:=HYPERLINK(&quot;https://docs.google.com/spreadsheets/d/1--KYCqp4IKrDO4NyW6ieA69pJylKfnGYHoOTAU7Rkyk/edit#gid=0&quot;;&quot;OBX[Observation]&quot;)" office:value-type="string" office:string-value="OBX[Observation]" calcext:value-type="string">
            <text:p>OBX[Observation]</text:p>
          </table:table-cell>
          <table:table-cell table:style-name="ce7" office:value-type="string" calcext:value-type="string">
            <text:p>Observation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1" calcext:value-type="float">
            <text:p>22.1</text:p>
          </table:table-cell>
          <table:table-cell table:style-name="ce5" office:value-type="string" calcext:value-type="string">
            <text:p>ADT_A04.OBSERVATIONADT_A04.OBX</text:p>
          </table:table-cell>
          <table:table-cell table:style-name="ce5" office:value-type="string" calcext:value-type="string">
            <text:p>OBX</text:p>
          </table:table-cell>
          <table:table-cell table:style-name="ce5" office:value-type="string" calcext:value-type="string">
            <text:p>Observation/Result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Observation</text:p>
          </table:table-cell>
          <table:table-cell table:style-name="ce17" table:formula="of:=HYPERLINK(&quot;https://docs.google.com/spreadsheets/d/1otkCEXuRkQy7kJ--_4WycdG2yQSM7eSfT9t8AUtylck/edit#gid=0&quot;;&quot;OBX[Observation-Component]&quot;)" office:value-type="string" office:string-value="OBX[Observation-Component]" calcext:value-type="string">
            <text:p>OBX[Observation-Component]</text:p>
          </table:table-cell>
          <table:table-cell table:style-name="ce7" office:value-type="string" calcext:value-type="string">
            <text:p>Observation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2" calcext:value-type="float">
            <text:p>22.2</text:p>
          </table:table-cell>
          <table:table-cell table:style-name="ce5" office:value-type="string" calcext:value-type="string">
            <text:p>ADT_A04.OBSERVATION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2.3" calcext:value-type="float">
            <text:p>22.3</text:p>
          </table:table-cell>
          <table:table-cell table:style-name="ce5" office:value-type="string" calcext:value-type="string">
            <text:p>/ADT_A04.OBSERVATION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OBSERVATION end</text:p>
          </table:table-cell>
          <table:table-cell table:style-name="ce5" table:number-columns-repeated="5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ADT_A04.AL1</text:p>
          </table:table-cell>
          <table:table-cell table:style-name="ce5" office:value-type="string" calcext:value-type="string">
            <text:p>[{ AL1 }]</text:p>
          </table:table-cell>
          <table:table-cell table:style-name="ce5" office:value-type="string" calcext:value-type="string">
            <text:p>Allergy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AllergyIntolerance</text:p>
          </table:table-cell>
          <table:table-cell table:style-name="ce17" table:formula="of:=HYPERLINK(&quot;https://docs.google.com/spreadsheets/d/10aUgY2Kw3sYlbaw-QHykWri8J3Fb3J_Xc7DvCY_nzyE/edit?usp=sharing&quot;;&quot;AL1[AllergyIntolerance]&quot;)" office:value-type="string" office:string-value="AL1[AllergyIntolerance]" calcext:value-type="string">
            <text:p>AL1[AllergyIntolerance]</text:p>
          </table:table-cell>
          <table:table-cell table:style-name="ce7" office:value-type="string" calcext:value-type="string">
            <text:p>AllergyIntolerance.patien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ADT_A04.IAM</text:p>
          </table:table-cell>
          <table:table-cell table:style-name="ce5" office:value-type="string" calcext:value-type="string">
            <text:p>[{ IAM }]</text:p>
          </table:table-cell>
          <table:table-cell table:style-name="ce5" office:value-type="string" calcext:value-type="string">
            <text:p>Patient Advers Reaction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8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12" office:value-type="string" calcext:value-type="string">
            <text:p>If in context of the patient</text:p>
          </table:table-cell>
          <table:table-cell table:style-name="ce7" office:value-type="string" calcext:value-type="string">
            <text:p>Condition</text:p>
          </table:table-cell>
          <table:table-cell table:style-name="ce17" table:formula="of:=HYPERLINK(&quot;https://docs.google.com/spreadsheets/d/1seZccIaX-x7-8vVxT1JiiG5Hm1dtWgYcI2RxiiKzh-o/edit#gid=0&quot;;&quot;DG1[Condition]&quot;)" office:value-type="string" office:string-value="DG1[Condition]" calcext:value-type="string">
            <text:p>DG1[Condition]</text:p>
          </table:table-cell>
          <table:table-cell table:style-name="ce7" office:value-type="string" calcext:value-type="string">
            <text:p>Condition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9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12" office:value-type="string" calcext:value-type="string">
            <office:annotation draw:style-name="gr1" draw:text-style-name="P2" svg:width="5.4409in" svg:height="1.0311in" svg:x="10.2846in" svg:y="16.2949in" draw:caption-point-x="-0.1602in" draw:caption-point-y="-0.3189in">
              <dc:date>2023-01-18T00:00:00</dc:date>
              <text:p text:style-name="P1"><text:span text:style-name="T1">should be DG1-6.1 but if we do that, should we also allow for 6.4? and do we need the code system too? As well the code should be "A"</text:span></text:p>
              <text:p text:style-name="P1"><text:span text:style-name="T1"><text:tab/></text:span><text:span text:style-name="T1">-Craig Newman</text:span></text:p>
              <text:p text:style-name="P1"><text:span text:style-name="T1">IF (DG1-6.1 EQUALS "A" AND DG1-6.3 EQUALS "HL70052) OR (DG1-6.4 EQUALS "A" AND DG1-6.6 EQUALS "HL70052)</text:span></text:p>
              <text:p text:style-name="P1"><text:span text:style-name="T1"><text:tab/></text:span><text:span text:style-name="T1">-Craig Newman</text:span></text:p>
            </office:annotation>
            <text:p>IF DG1-6 EQUALS "admitting"</text:p>
          </table:table-cell>
          <table:table-cell table:style-name="ce5"/>
          <table:table-cell table:style-name="ce12"/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seZccIaX-x7-8vVxT1JiiG5Hm1dtWgYcI2RxiiKzh-o/edit#gid=0&quot;;&quot;DG1[Encounter]&quot;)" office:value-type="string" office:string-value="DG1[Encounter]" calcext:value-type="string">
            <text:p>DG1[Encounter]</text:p>
          </table:table-cell>
          <table:table-cell table:style-name="ce7" office:value-type="string" calcext:value-type="string">
            <text:p>Encounter[1].diagnosis.reference=Condition[1].id</text:p>
          </table:table-cell>
          <table:table-cell table:style-name="ce5" table:number-columns-repeated="15"/>
          <table:table-cell table:number-columns-repeated="997"/>
        </table:table-row>
        <table:table-row table:style-name="ro9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12" office:value-type="string" calcext:value-type="string">
            <text:p>If in context of an encounter</text:p>
          </table:table-cell>
          <table:table-cell table:style-name="ce7" office:value-type="string" calcext:value-type="string">
            <text:p>Encounter[1]</text:p>
          </table:table-cell>
          <table:table-cell table:style-name="ce17" table:formula="of:=HYPERLINK(&quot;https://docs.google.com/spreadsheets/d/1seZccIaX-x7-8vVxT1JiiG5Hm1dtWgYcI2RxiiKzh-o/edit#gid=0&quot;;&quot;DG1[Encounter]&quot;)" office:value-type="string" office:string-value="DG1[Encounter]" calcext:value-type="string">
            <text:p>DG1[Encounter]</text:p>
          </table:table-cell>
          <table:table-cell table:style-name="ce7" office:value-type="string" calcext:value-type="string">
            <text:p>Encounter[1].diagnosis.reference=Condition[1].id</text:p>
          </table:table-cell>
          <table:table-cell table:style-name="ce5" table:number-columns-repeated="15"/>
          <table:table-cell table:number-columns-repeated="997"/>
        </table:table-row>
        <table:table-row table:style-name="ro9"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ADT_A04.DG1</text:p>
          </table:table-cell>
          <table:table-cell table:style-name="ce5" office:value-type="string" calcext:value-type="string">
            <text:p>[{ DG1 }]</text:p>
          </table:table-cell>
          <table:table-cell table:style-name="ce5" office:value-type="string" calcext:value-type="string">
            <text:p>Diagnosis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12" office:value-type="string" calcext:value-type="string">
            <text:p>If in context of a episode of care</text:p>
          </table:table-cell>
          <table:table-cell table:style-name="ce7" office:value-type="string" calcext:value-type="string">
            <text:p>EpisodeOfCare[1]</text:p>
          </table:table-cell>
          <table:table-cell table:style-name="ce17" table:formula="of:=HYPERLINK(&quot;https://docs.google.com/spreadsheets/d/1seZccIaX-x7-8vVxT1JiiG5Hm1dtWgYcI2RxiiKzh-o/edit#gid=0&quot;;&quot;DG1[EpisodeOfCare]&quot;)" office:value-type="string" office:string-value="DG1[EpisodeOfCare]" calcext:value-type="string">
            <text:p>DG1[EpisodeOfCare]</text:p>
          </table:table-cell>
          <table:table-cell table:style-name="ce7" office:value-type="string" calcext:value-type="string">
            <text:p>EpisodeOfCare.diagnosis.reference=Condition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5" office:value-type="string" calcext:value-type="string">
            <text:p>ADT_A04.DRG</text:p>
          </table:table-cell>
          <table:table-cell table:style-name="ce5" office:value-type="string" calcext:value-type="string">
            <text:p>[ DRG ]</text:p>
          </table:table-cell>
          <table:table-cell table:style-name="ce5" office:value-type="string" calcext:value-type="string">
            <text:p>Diagnosis Related Grou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ADT_A04.PROCEDURE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PROCEDURE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7.1" calcext:value-type="float">
            <text:p>27.1</text:p>
          </table:table-cell>
          <table:table-cell table:style-name="ce5" office:value-type="string" calcext:value-type="string">
            <text:p>ADT_A04.PROCEDUREADT_A04.PR1</text:p>
          </table:table-cell>
          <table:table-cell table:style-name="ce5" office:value-type="string" calcext:value-type="string">
            <text:p>PR1</text:p>
          </table:table-cell>
          <table:table-cell table:style-name="ce5" office:value-type="string" calcext:value-type="string">
            <text:p>Procedure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Procedure</text:p>
          </table:table-cell>
          <table:table-cell table:style-name="ce17" table:formula="of:=HYPERLINK(&quot;https://docs.google.com/spreadsheets/d/12jwNxyJ4zvjtbYbDGgnd_Pg7GsuG0iQK3TlJtDsADOU/edit#gid=0&quot;;&quot;PR1[Procedure]&quot;)" office:value-type="string" office:string-value="PR1[Procedure]" calcext:value-type="string">
            <text:p>PR1[Procedure]</text:p>
          </table:table-cell>
          <table:table-cell table:style-name="ce7" office:value-type="string" calcext:value-type="string">
            <text:p>Procedure.subject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7.2" calcext:value-type="float">
            <text:p>27.2</text:p>
          </table:table-cell>
          <table:table-cell table:style-name="ce5" office:value-type="string" calcext:value-type="string">
            <text:p>ADT_A04.PROCEDUREADT_A04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7.3" calcext:value-type="float">
            <text:p>27.3</text:p>
          </table:table-cell>
          <table:table-cell table:style-name="ce5" office:value-type="string" calcext:value-type="string">
            <text:p>ADT_A04.PROCEDURE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7.4" calcext:value-type="float">
            <text:p>27.4</text:p>
          </table:table-cell>
          <table:table-cell table:style-name="ce5" office:value-type="string" calcext:value-type="string">
            <text:p>/ADT_A04.PROCEDURE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PROCEDURE end</text:p>
          </table:table-cell>
          <table:table-cell table:style-name="ce5" table:number-columns-repeated="5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ADT_A04.GT1</text:p>
          </table:table-cell>
          <table:table-cell table:style-name="ce5" office:value-type="string" calcext:value-type="string">
            <text:p>[{ GT1 } ]</text:p>
          </table:table-cell>
          <table:table-cell table:style-name="ce5" office:value-type="string" calcext:value-type="string">
            <text:p>Guarant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style-name="ce7"/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5" office:value-type="string" calcext:value-type="string">
            <text:p>ADT_A04.INSURANCE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INSURANCE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29.1" calcext:value-type="float">
            <text:p>29.1</text:p>
          </table:table-cell>
          <table:table-cell table:style-name="ce5" office:value-type="string" calcext:value-type="string">
            <text:p>ADT_A04.INSURANCEADT_A04.IN1</text:p>
          </table:table-cell>
          <table:table-cell table:style-name="ce5" office:value-type="string" calcext:value-type="string">
            <text:p>IN1</text:p>
          </table:table-cell>
          <table:table-cell table:style-name="ce5" office:value-type="string" calcext:value-type="string">
            <text:p>Insuran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Coverage[1]</text:p>
          </table:table-cell>
          <table:table-cell table:style-name="ce15" office:value-type="string" calcext:value-type="string">
            <text:p><text:a xlink:href="https://docs.google.com/spreadsheets/d/1-8U35_8X9wQTQAchyVAujF4TFrbcjyDeloU2gpHT2_o/edit#gid=0" xlink:type="simple">IN1[Coverage]</text:a></text:p>
          </table:table-cell>
          <table:table-cell table:style-name="ce7" office:value-type="string" calcext:value-type="string">
            <text:p>Coverage.subscriber.reference=Patient[1].id</text:p>
          </table:table-cell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9.2" calcext:value-type="float">
            <text:p>29.2</text:p>
          </table:table-cell>
          <table:table-cell table:style-name="ce5" office:value-type="string" calcext:value-type="string">
            <text:p>ADT_A04.INSURANCEADT_A04.IN2</text:p>
          </table:table-cell>
          <table:table-cell table:style-name="ce5" office:value-type="string" calcext:value-type="string">
            <text:p>[ IN2 ]</text:p>
          </table:table-cell>
          <table:table-cell table:style-name="ce5" office:value-type="string" calcext:value-type="string">
            <text:p>Insurance Additional Info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7" office:value-type="string" calcext:value-type="string">
            <text:p>Coverage[1]</text:p>
          </table:table-cell>
          <table:table-cell table:style-name="ce15" office:value-type="string" calcext:value-type="string">
            <text:p><text:a xlink:href="https://docs.google.com/spreadsheets/d/1MqG4sqP1qwjWwBk_0Ey7QjDcXKlM3rxrnayk407QO3A/edit#gid=0" xlink:type="simple">IN2[Coverage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9.3" calcext:value-type="float">
            <text:p>29.3</text:p>
          </table:table-cell>
          <table:table-cell table:style-name="ce5" office:value-type="string" calcext:value-type="string">
            <text:p>ADT_A04.INSURANCEADT_A04.IN3</text:p>
          </table:table-cell>
          <table:table-cell table:style-name="ce5" office:value-type="string" calcext:value-type="string">
            <text:p>[{ IN3 }]</text:p>
          </table:table-cell>
          <table:table-cell table:style-name="ce5" office:value-type="string" calcext:value-type="string">
            <text:p>Insurance Additional Info - Cert.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style-name="ce7" office:value-type="string" calcext:value-type="string">
            <text:p>Coverage[1]</text:p>
          </table:table-cell>
          <table:table-cell table:style-name="ce15" office:value-type="string" calcext:value-type="string">
            <text:p><text:a xlink:href="https://docs.google.com/spreadsheets/d/1kWvcYxTaofNaqq5k5qjsqBEQRsjGGKiwAyCoTc8ADhY/edit#gid=0" xlink:type="simple">IN3[Coverage]</text:a></text:p>
          </table:table-cell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float" office:value="29.4" calcext:value-type="float">
            <text:p>29.4</text:p>
          </table:table-cell>
          <table:table-cell table:style-name="ce5" office:value-type="string" calcext:value-type="string">
            <text:p>ADT_A04.INSURANCEADT_A04.ROL</text:p>
          </table:table-cell>
          <table:table-cell table:style-name="ce5" office:value-type="string" calcext:value-type="string">
            <text:p>[{ ROL }]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9.5" calcext:value-type="float">
            <text:p>29.5</text:p>
          </table:table-cell>
          <table:table-cell table:style-name="ce5" office:value-type="string" calcext:value-type="string">
            <text:p>ADT_A04.INSURANCE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3"/>
          <table:table-cell table:style-name="ce5" table:number-columns-repeated="15"/>
          <table:table-cell table:number-columns-repeated="997"/>
        </table:table-row>
        <table:table-row table:style-name="ro3">
          <table:table-cell table:style-name="ce4" office:value-type="float" office:value="29.6" calcext:value-type="float">
            <text:p>29.6</text:p>
          </table:table-cell>
          <table:table-cell table:style-name="ce5" office:value-type="string" calcext:value-type="string">
            <text:p>ADT_A04.INSURANCEADT_A04.AUTHORIZATION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AUTHORIZATION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style-name="ce7"/>
          <table:table-cell table:style-name="ce5" table:number-columns-repeated="16"/>
          <table:table-cell table:number-columns-repeated="997"/>
        </table:table-row>
        <table:table-row table:style-name="ro3">
          <table:table-cell table:style-name="ce4" office:value-type="string" calcext:value-type="string">
            <text:p>29.6.1</text:p>
          </table:table-cell>
          <table:table-cell table:style-name="ce5" office:value-type="string" calcext:value-type="string">
            <text:p>ADT_A04.INSURANCEADT_A04.AUTHORIZATIONADT_A04.AUT</text:p>
          </table:table-cell>
          <table:table-cell table:style-name="ce5" office:value-type="string" calcext:value-type="string">
            <text:p>AUT</text:p>
          </table:table-cell>
          <table:table-cell table:style-name="ce5" office:value-type="string" calcext:value-type="string">
            <text:p>Authorization Recor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6.2</text:p>
          </table:table-cell>
          <table:table-cell table:style-name="ce5" office:value-type="string" calcext:value-type="string">
            <text:p>ADT_A04.INSURANCEADT_A04.AUTHORIZATION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6.3</text:p>
          </table:table-cell>
          <table:table-cell table:style-name="ce5" office:value-type="string" calcext:value-type="string">
            <text:p>/ADT_A04.INSURANCEADT_A04.AUTHORIZATION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AUTHORIZATION end</text:p>
          </table:table-cell>
          <table:table-cell table:style-name="ce5" table:number-columns-repeated="23"/>
          <table:table-cell table:number-columns-repeated="997"/>
        </table:table-row>
        <table:table-row table:style-name="ro3">
          <table:table-cell table:style-name="ce4" office:value-type="float" office:value="29.7" calcext:value-type="float">
            <text:p>29.7</text:p>
          </table:table-cell>
          <table:table-cell table:style-name="ce5" office:value-type="string" calcext:value-type="string">
            <text:p>ADT_A04.INSURANCEADT_A04.REFERRAL</text:p>
          </table:table-cell>
          <table:table-cell table:style-name="ce5" office:value-type="string" calcext:value-type="string">
            <text:p>[{</text:p>
          </table:table-cell>
          <table:table-cell table:style-name="ce5" office:value-type="string" calcext:value-type="string">
            <text:p>--- REFERRAL begi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7.1</text:p>
          </table:table-cell>
          <table:table-cell table:style-name="ce5" office:value-type="string" calcext:value-type="string">
            <text:p>ADT_A04.INSURANCEADT_A04.REFERRALADT_A04.RF1</text:p>
          </table:table-cell>
          <table:table-cell table:style-name="ce5" office:value-type="string" calcext:value-type="string">
            <text:p>RF1</text:p>
          </table:table-cell>
          <table:table-cell table:style-name="ce5" office:value-type="string" calcext:value-type="string">
            <text:p>Referral Informati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7.2</text:p>
          </table:table-cell>
          <table:table-cell table:style-name="ce5" office:value-type="string" calcext:value-type="string">
            <text:p>ADT_A04.INSURANCEADT_A04.REFERRALADT_A04.PRT</text:p>
          </table:table-cell>
          <table:table-cell table:style-name="ce5" office:value-type="string" calcext:value-type="string">
            <text:p>[{ PRT }]</text:p>
          </table:table-cell>
          <table:table-cell table:style-name="ce5" office:value-type="string" calcext:value-type="string">
            <text:p>Particip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29.7.3</text:p>
          </table:table-cell>
          <table:table-cell table:style-name="ce5" office:value-type="string" calcext:value-type="string">
            <text:p>/ADT_A04.INSURANCEADT_A04.REFERRAL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REFERRAL end</text:p>
          </table:table-cell>
          <table:table-cell table:style-name="ce5" table:number-columns-repeated="23"/>
          <table:table-cell table:number-columns-repeated="997"/>
        </table:table-row>
        <table:table-row table:style-name="ro3">
          <table:table-cell table:style-name="ce4" office:value-type="float" office:value="29.8" calcext:value-type="float">
            <text:p>29.8</text:p>
          </table:table-cell>
          <table:table-cell table:style-name="ce5" office:value-type="string" calcext:value-type="string">
            <text:p>/ADT_A04.INSURANCE</text:p>
          </table:table-cell>
          <table:table-cell table:style-name="ce5" office:value-type="string" calcext:value-type="string">
            <text:p>}]</text:p>
          </table:table-cell>
          <table:table-cell table:style-name="ce5" office:value-type="string" calcext:value-type="string">
            <text:p>--- INSURANCE end</text:p>
          </table:table-cell>
          <table:table-cell table:style-name="ce5" table:number-columns-repeated="23"/>
          <table:table-cell table:number-columns-repeated="997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5" office:value-type="string" calcext:value-type="string">
            <text:p>ADT_A04.ACC</text:p>
          </table:table-cell>
          <table:table-cell table:style-name="ce5" office:value-type="string" calcext:value-type="string">
            <text:p>[ ACC ]</text:p>
          </table:table-cell>
          <table:table-cell table:style-name="ce5" office:value-type="string" calcext:value-type="string">
            <text:p>Accident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ADT_A04.UB1</text:p>
          </table:table-cell>
          <table:table-cell table:style-name="ce5" office:value-type="string" calcext:value-type="string">
            <text:p>[ UB1 ]</text:p>
          </table:table-cell>
          <table:table-cell table:style-name="ce5" office:value-type="string" calcext:value-type="string">
            <text:p>Universal Bill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ADT_A04.UB2</text:p>
          </table:table-cell>
          <table:table-cell table:style-name="ce5" office:value-type="string" calcext:value-type="string">
            <text:p>[ UB2 ]</text:p>
          </table:table-cell>
          <table:table-cell table:style-name="ce5" office:value-type="string" calcext:value-type="string">
            <text:p>Universal Bill 92 Inform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ADT_A04.PDA</text:p>
          </table:table-cell>
          <table:table-cell table:style-name="ce5" office:value-type="string" calcext:value-type="string">
            <text:p>[ PDA ]</text:p>
          </table:table-cell>
          <table:table-cell table:style-name="ce5" office:value-type="string" calcext:value-type="string">
            <text:p>Patient Death and Autopsy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1"/>
          <table:table-cell table:number-columns-repeated="997"/>
        </table:table-row>
        <table:table-row table:style-name="ro3" table:number-rows-repeated="940">
          <table:table-cell table:style-name="ce5" table:number-columns-repeated="27"/>
          <table:table-cell table:number-columns-repeated="997"/>
        </table:table-row>
        <table:table-row table:style-name="ro10" table:number-rows-repeated="104756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f85e47c08ddd19c015c0114a68350214f7066f5a</meta:generator>
    <meta:document-statistic meta:table-count="1" meta:cell-count="491" meta:object-count="0"/>
  </office:meta>
</office:document-meta>
</file>